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Arial" svg:font-family="Arial, sans-serif"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figurationMetaTypes" style:family="table">
      <style:table-properties style:width="6.925in" table:align="margins" style:may-break-between-rows="false"/>
    </style:style>
    <style:style style:name="ConfigurationMetaTypes.A" style:family="table-column">
      <style:table-column-properties style:column-width="2.3083in" style:rel-column-width="21845*"/>
    </style:style>
    <style:style style:name="ConfigurationMetaTypes.A1" style:family="table-cell">
      <style:table-cell-properties fo:padding="0.0382in" fo:border-left="0.05pt solid #000000" fo:border-right="none" fo:border-top="0.05pt solid #000000" fo:border-bottom="0.05pt solid #000000"/>
    </style:style>
    <style:style style:name="ConfigurationMetaTypes.C1" style:family="table-cell">
      <style:table-cell-properties fo:padding="0.0382in" fo:border="0.05pt solid #000000"/>
    </style:style>
    <style:style style:name="ConfigurationMetaTypes.A2" style:family="table-cell">
      <style:table-cell-properties fo:padding="0.0382in" fo:border-left="0.05pt solid #000000" fo:border-right="none" fo:border-top="none" fo:border-bottom="0.05pt solid #000000"/>
    </style:style>
    <style:style style:name="ConfigurationMetaTyp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Arial" fo:font-size="10pt" fo:letter-spacing="normal" fo:font-style="normal" fo:font-weight="normal" officeooo:rsid="002b641c" officeooo:paragraph-rsid="000d2c35" style:font-size-asian="10pt" style:font-style-asian="normal" style:font-weight-asian="normal" style:font-size-complex="10pt" style:font-style-complex="normal" style:font-weight-complex="normal"/>
    </style:style>
    <style:style style:name="P2" style:family="paragraph" style:parent-style-name="Standard">
      <style:text-properties fo:font-variant="normal" fo:text-transform="none" fo:color="#000000" style:font-name="Monospace" fo:font-size="10pt" fo:letter-spacing="normal" fo:font-style="normal" fo:font-weight="normal" officeooo:rsid="00184454" officeooo:paragraph-rsid="000d2c35" style:font-size-asian="10pt" style:font-style-asian="normal" style:font-weight-asian="normal" style:font-size-complex="10pt" style:font-style-complex="normal" style:font-weight-complex="normal"/>
    </style:style>
    <style:style style:name="P3" style:family="paragraph" style:parent-style-name="Standard">
      <style:text-properties fo:font-variant="normal" fo:text-transform="none" fo:color="#000080" style:font-name="Courier 10 Pitch" fo:font-size="10pt" fo:letter-spacing="normal" fo:font-style="normal" fo:font-weight="bold" officeooo:rsid="00274dae" officeooo:paragraph-rsid="000d2c35" style:font-size-asian="10pt" style:font-style-asian="normal" style:font-weight-asian="bold" style:font-size-complex="10pt" style:font-style-complex="normal" style:font-weight-complex="bold"/>
    </style:style>
    <style:style style:name="P4" style:family="paragraph" style:parent-style-name="Standard">
      <style:text-properties style:font-name="Arial" fo:font-size="10pt" officeooo:paragraph-rsid="000d2c35" style:font-size-asian="10pt" style:font-size-complex="10pt"/>
    </style:style>
    <style:style style:name="P5"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0d2c35" style:font-size-asian="10pt"/>
    </style:style>
    <style:style style:name="P6" style:family="paragraph" style:parent-style-name="Standard">
      <style:paragraph-properties fo:margin-left="0in" fo:margin-right="0in" fo:text-align="start" style:justify-single-word="false" fo:text-indent="0in" style:auto-text-indent="false"/>
      <style:text-properties officeooo:paragraph-rsid="000d2c35"/>
    </style:style>
    <style:style style:name="P7" style:family="paragraph" style:parent-style-name="Standard">
      <style:paragraph-properties fo:margin-left="0in" fo:margin-right="0in" fo:text-align="start" style:justify-single-word="false" fo:text-indent="0in" style:auto-text-indent="false"/>
      <style:text-properties fo:color="#000080" style:font-name="Monospace" fo:font-size="10pt" officeooo:paragraph-rsid="000d2c35" style:font-size-asian="10pt"/>
    </style:style>
    <style:style style:name="P8" style:family="paragraph" style:parent-style-name="Standard">
      <style:paragraph-properties fo:margin-left="0in" fo:margin-right="0in" fo:text-align="start" style:justify-single-word="false" fo:text-indent="0in" style:auto-text-indent="false"/>
      <style:text-properties fo:color="#000080" style:font-name="Courier 10 Pitch" fo:font-size="10pt" fo:font-weight="bold" officeooo:paragraph-rsid="000d2c35" style:font-size-asian="10pt" style:font-weight-asian="bold" style:font-weight-complex="bold"/>
    </style:style>
    <style:style style:name="P9" style:family="paragraph" style:parent-style-name="Text_20_body">
      <style:text-properties fo:font-variant="normal" fo:text-transform="none" fo:color="#000000" style:font-name="Arial" fo:font-size="10pt" fo:letter-spacing="normal" fo:font-style="normal" fo:font-weight="normal" officeooo:rsid="00184454" officeooo:paragraph-rsid="000d2c35" style:font-size-asian="10pt" style:font-style-asian="normal" style:font-weight-asian="normal" style:font-size-complex="10pt" style:font-style-complex="normal" style:font-weight-complex="normal"/>
    </style:style>
    <style:style style:name="P10" style:family="paragraph" style:parent-style-name="Text_20_body">
      <style:text-properties fo:font-variant="normal" fo:text-transform="none" fo:color="#000000" style:font-name="Arial" fo:font-size="10pt" fo:letter-spacing="normal" fo:font-style="normal" fo:font-weight="normal" officeooo:rsid="0018df80" officeooo:paragraph-rsid="000d2c35" style:font-size-asian="10pt" style:font-style-asian="normal" style:font-weight-asian="normal" style:font-size-complex="10pt" style:font-style-complex="normal" style:font-weight-complex="normal"/>
    </style:style>
    <style:style style:name="P11" style:family="paragraph" style:parent-style-name="Text_20_body">
      <style:text-properties fo:font-variant="normal" fo:text-transform="none" fo:color="#000000" style:font-name="Arial" fo:font-size="10pt" fo:letter-spacing="normal" fo:font-style="normal" fo:font-weight="normal" officeooo:rsid="001b8e36" officeooo:paragraph-rsid="000d2c35" style:font-size-asian="10pt" style:font-style-asian="normal" style:font-weight-asian="normal" style:font-size-complex="10pt" style:font-style-complex="normal" style:font-weight-complex="normal"/>
    </style:style>
    <style:style style:name="P12" style:family="paragraph" style:parent-style-name="Text_20_body">
      <style:text-properties fo:font-variant="normal" fo:text-transform="none" fo:color="#000000" style:font-name="Arial" fo:font-size="10pt" fo:letter-spacing="normal" fo:font-style="normal" fo:font-weight="normal" officeooo:rsid="001d69bd" officeooo:paragraph-rsid="000d2c35" style:font-size-asian="10pt" style:font-style-asian="normal" style:font-weight-asian="normal" style:font-size-complex="10pt" style:font-style-complex="normal" style:font-weight-complex="normal"/>
    </style:style>
    <style:style style:name="P13" style:family="paragraph" style:parent-style-name="Text_20_body">
      <style:text-properties fo:font-variant="normal" fo:text-transform="none" fo:color="#000000" style:font-name="Arial" fo:font-size="10pt" fo:letter-spacing="normal" fo:font-style="normal" fo:font-weight="normal" officeooo:rsid="0024bac4" officeooo:paragraph-rsid="000d2c35" style:font-size-asian="10pt" style:font-style-asian="normal" style:font-weight-asian="normal" style:font-size-complex="10pt" style:font-style-complex="normal" style:font-weight-complex="normal"/>
    </style:style>
    <style:style style:name="P14" style:family="paragraph" style:parent-style-name="Text_20_body">
      <style:text-properties fo:font-variant="normal" fo:text-transform="none" fo:color="#000000" style:font-name="Arial" fo:font-size="10pt" fo:letter-spacing="normal" fo:font-style="normal" fo:font-weight="normal" officeooo:rsid="002c8c08" officeooo:paragraph-rsid="000d2c35" style:font-size-asian="10pt" style:font-style-asian="normal" style:font-weight-asian="normal" style:font-size-complex="10pt" style:font-style-complex="normal" style:font-weight-complex="normal"/>
    </style:style>
    <style:style style:name="P15" style:family="paragraph" style:parent-style-name="Text_20_body">
      <style:text-properties fo:font-variant="normal" fo:text-transform="none" fo:color="#000000" style:font-name="Arial" fo:font-size="10pt" fo:letter-spacing="normal" fo:font-style="normal" fo:font-weight="normal" officeooo:rsid="0031aa84" officeooo:paragraph-rsid="000d2c35" style:font-size-asian="10pt" style:font-style-asian="normal" style:font-weight-asian="normal" style:font-size-complex="10pt" style:font-style-complex="normal" style:font-weight-complex="normal"/>
    </style:style>
    <style:style style:name="P16" style:family="paragraph" style:parent-style-name="Text_20_body">
      <style:text-properties fo:font-variant="normal" fo:text-transform="none" fo:color="#000000" style:font-name="Arial" fo:font-size="10pt" fo:letter-spacing="normal" fo:font-style="normal" fo:font-weight="normal" officeooo:rsid="003803f9" officeooo:paragraph-rsid="000d2c35" style:font-size-asian="10pt" style:font-style-asian="normal" style:font-weight-asian="normal" style:font-size-complex="10pt" style:font-style-complex="normal" style:font-weight-complex="normal"/>
    </style:style>
    <style:style style:name="P17" style:family="paragraph" style:parent-style-name="Text_20_body">
      <style:text-properties fo:font-variant="normal" fo:text-transform="none" fo:color="#000000" style:font-name="Arial" fo:font-size="10pt" fo:letter-spacing="normal" fo:font-style="normal" fo:font-weight="normal" officeooo:rsid="002b641c" officeooo:paragraph-rsid="000d2c35" style:font-size-asian="10pt" style:font-style-asian="normal" style:font-weight-asian="normal" style:font-size-complex="10pt" style:font-style-complex="normal" style:font-weight-complex="normal"/>
    </style:style>
    <style:style style:name="P18" style:family="paragraph" style:parent-style-name="Text_20_body">
      <style:text-properties fo:font-variant="normal" fo:text-transform="none" fo:color="#000000" style:font-name="Arial" fo:font-size="10pt" fo:letter-spacing="normal" fo:font-style="normal" fo:font-weight="normal" officeooo:rsid="00274dae" officeooo:paragraph-rsid="000d2c35" style:font-size-asian="10pt" style:font-style-asian="normal" style:font-weight-asian="normal" style:font-size-complex="10pt" style:font-style-complex="normal" style:font-weight-complex="normal"/>
    </style:style>
    <style:style style:name="P19" style:family="paragraph" style:parent-style-name="Text_20_body">
      <style:text-properties fo:font-variant="normal" fo:text-transform="none" fo:color="#000000" style:font-name="Arial" fo:font-size="10pt" fo:letter-spacing="normal" fo:font-style="normal" fo:font-weight="bold" officeooo:rsid="00274dae" officeooo:paragraph-rsid="000d2c35" style:font-size-asian="10pt" style:font-style-asian="normal" style:font-weight-asian="bold" style:font-size-complex="10pt" style:font-style-complex="normal" style:font-weight-complex="bold"/>
    </style:style>
    <style:style style:name="P20" style:family="paragraph" style:parent-style-name="Text_20_body">
      <style:text-properties fo:font-variant="normal" fo:text-transform="none" fo:color="#000000" fo:letter-spacing="normal" fo:font-style="normal" fo:font-weight="normal" officeooo:rsid="0017bd38" officeooo:paragraph-rsid="000d2c35" style:font-style-asian="normal" style:font-weight-asian="normal" style:font-style-complex="normal" style:font-weight-complex="normal"/>
    </style:style>
    <style:style style:name="P21" style:family="paragraph" style:parent-style-name="Text_20_body">
      <style:text-properties fo:font-variant="normal" fo:text-transform="none" fo:color="#000000" style:font-name="Courier 10 Pitch" fo:font-size="10pt" fo:letter-spacing="normal" fo:font-style="normal" fo:font-weight="bold" officeooo:rsid="002c8c08" officeooo:paragraph-rsid="000d2c35" style:font-size-asian="10pt" style:font-style-asian="normal" style:font-weight-asian="bold" style:font-size-complex="10pt" style:font-style-complex="normal" style:font-weight-complex="bold"/>
    </style:style>
    <style:style style:name="P22" style:family="paragraph" style:parent-style-name="Text_20_body">
      <style:text-properties fo:font-variant="normal" fo:text-transform="none" fo:color="#000000" style:font-name="Courier 10 Pitch" fo:font-size="10pt" fo:letter-spacing="normal" fo:font-style="normal" fo:font-weight="bold" officeooo:rsid="003803f9" officeooo:paragraph-rsid="000d2c35" style:font-size-asian="10pt" style:font-style-asian="normal" style:font-weight-asian="bold" style:font-size-complex="10pt" style:font-style-complex="normal" style:font-weight-complex="bold"/>
    </style:style>
    <style:style style:name="P23" style:family="paragraph" style:parent-style-name="Text_20_body">
      <style:text-properties fo:font-variant="normal" fo:text-transform="none" fo:color="#000000" style:font-name="Courier 10 Pitch" fo:font-size="10pt" fo:letter-spacing="normal" fo:font-style="normal" fo:font-weight="bold" officeooo:rsid="00274dae" officeooo:paragraph-rsid="000d2c35" style:font-size-asian="10pt" style:font-style-asian="normal" style:font-weight-asian="bold" style:font-size-complex="10pt" style:font-style-complex="normal" style:font-weight-complex="bold"/>
    </style:style>
    <style:style style:name="P24" style:family="paragraph" style:parent-style-name="Text_20_body">
      <style:text-properties fo:font-variant="normal" fo:text-transform="none" fo:color="#000000" style:font-name="Courier 10 Pitch" fo:font-size="10pt" fo:letter-spacing="normal" fo:font-style="normal" fo:font-weight="bold" officeooo:rsid="00184454" officeooo:paragraph-rsid="000d2c35" style:font-size-asian="10pt" style:font-style-asian="normal" style:font-weight-asian="bold" style:font-size-complex="10pt" style:font-style-complex="normal" style:font-weight-complex="bold"/>
    </style:style>
    <style:style style:name="P25" style:family="paragraph" style:parent-style-name="Text_20_body">
      <style:text-properties fo:font-variant="normal" fo:text-transform="none" fo:color="#000080" style:font-name="Courier 10 Pitch" fo:font-size="8pt" fo:letter-spacing="normal" fo:font-style="normal" fo:font-weight="bold" officeooo:rsid="003803f9" officeooo:paragraph-rsid="000d2c35" style:font-size-asian="8pt" style:font-style-asian="normal" style:font-weight-asian="bold" style:font-size-complex="8pt" style:font-style-complex="normal" style:font-weight-complex="bold"/>
    </style:style>
    <style:style style:name="P26" style:family="paragraph" style:parent-style-name="Text_20_body">
      <style:text-properties fo:font-variant="normal" fo:text-transform="none" fo:color="#000080" style:font-name="Courier 10 Pitch" fo:font-size="8pt" fo:letter-spacing="normal" fo:font-style="normal" fo:font-weight="bold" officeooo:rsid="0039da69" officeooo:paragraph-rsid="000d2c35" style:font-size-asian="8pt" style:font-style-asian="normal" style:font-weight-asian="bold" style:font-size-complex="8pt" style:font-style-complex="normal" style:font-weight-complex="bold"/>
    </style:style>
    <style:style style:name="P27" style:family="paragraph" style:parent-style-name="Text_20_body">
      <style:text-properties fo:font-variant="normal" fo:text-transform="none" fo:color="#000080" style:font-name="Courier 10 Pitch" fo:font-size="8pt" fo:letter-spacing="normal" fo:font-style="normal" fo:font-weight="bold" officeooo:rsid="003b8df0" officeooo:paragraph-rsid="000d2c35" style:font-size-asian="8pt" style:font-style-asian="normal" style:font-weight-asian="bold" style:font-size-complex="8pt" style:font-style-complex="normal" style:font-weight-complex="bold"/>
    </style:style>
    <style:style style:name="P28" style:family="paragraph" style:parent-style-name="Text_20_body">
      <style:text-properties fo:font-variant="normal" fo:text-transform="none" fo:color="#000080" style:font-name="Courier 10 Pitch" fo:font-size="8pt" fo:letter-spacing="normal" fo:font-style="normal" fo:font-weight="bold" officeooo:rsid="002c8c08" officeooo:paragraph-rsid="000d2c35" style:font-size-asian="8pt" style:font-style-asian="normal" style:font-weight-asian="bold" style:font-size-complex="8pt" style:font-style-complex="normal" style:font-weight-complex="bold"/>
    </style:style>
    <style:style style:name="P29" style:family="paragraph" style:parent-style-name="Text_20_body">
      <style:text-properties fo:font-variant="normal" fo:text-transform="none" fo:color="#000080" style:font-name="Courier 10 Pitch" fo:font-size="8pt" fo:letter-spacing="normal" fo:font-style="normal" fo:font-weight="bold" officeooo:rsid="0031aa84" officeooo:paragraph-rsid="000d2c35" style:font-size-asian="8pt" style:font-style-asian="normal" style:font-weight-asian="bold" style:font-size-complex="8pt" style:font-style-complex="normal" style:font-weight-complex="bold"/>
    </style:style>
    <style:style style:name="P30" style:family="paragraph" style:parent-style-name="Text_20_body">
      <style:text-properties fo:font-variant="normal" fo:text-transform="none" fo:color="#000080" style:font-name="Courier 10 Pitch" fo:font-size="8pt" fo:letter-spacing="normal" fo:font-style="normal" fo:font-weight="bold" officeooo:rsid="00184454" officeooo:paragraph-rsid="000d2c35" style:font-size-asian="8pt" style:font-style-asian="normal" style:font-weight-asian="bold" style:font-size-complex="8pt" style:font-style-complex="normal" style:font-weight-complex="bold"/>
    </style:style>
    <style:style style:name="P31" style:family="paragraph" style:parent-style-name="Text_20_body">
      <style:text-properties fo:font-variant="normal" fo:text-transform="none" fo:color="#000080" style:font-name="Courier 10 Pitch" fo:font-size="10pt" fo:letter-spacing="normal" fo:font-style="normal" fo:font-weight="normal" officeooo:rsid="002b641c" officeooo:paragraph-rsid="000d2c35" style:font-size-asian="10pt" style:font-style-asian="normal" style:font-weight-asian="normal" style:font-size-complex="10pt" style:font-style-complex="normal" style:font-weight-complex="normal"/>
    </style:style>
    <style:style style:name="P32" style:family="paragraph" style:parent-style-name="Text_20_body">
      <style:text-properties style:font-name="Arial" fo:font-size="10pt" officeooo:paragraph-rsid="000d2c35" style:font-size-asian="10pt" style:font-size-complex="10pt"/>
    </style:style>
    <style:style style:name="P33" style:family="paragraph" style:parent-style-name="Text_20_body">
      <style:text-properties style:font-name="Courier 10 Pitch" fo:font-size="8pt" fo:font-weight="bold" officeooo:rsid="002b641c" officeooo:paragraph-rsid="000d2c35" style:font-size-asian="8pt" style:font-weight-asian="bold" style:font-size-complex="8pt" style:font-weight-complex="bold"/>
    </style:style>
    <style:style style:name="P34" style:family="paragraph" style:parent-style-name="Table_20_Heading">
      <style:text-properties style:font-name="Arial" fo:font-size="10pt" officeooo:rsid="00207992" officeooo:paragraph-rsid="000d2c35" style:font-size-asian="10pt" style:font-size-complex="10pt"/>
    </style:style>
    <style:style style:name="P35" style:family="paragraph" style:parent-style-name="Table_20_Contents">
      <style:text-properties style:font-name="Arial" fo:font-size="10pt" officeooo:rsid="002336f5" officeooo:paragraph-rsid="000d2c35" style:font-size-asian="10pt" style:font-size-complex="10pt"/>
    </style:style>
    <style:style style:name="P36" style:family="paragraph" style:parent-style-name="Standard">
      <style:paragraph-properties fo:margin-left="0in" fo:margin-right="0in" fo:text-align="start" style:justify-single-word="false" fo:text-indent="0in" style:auto-text-indent="false"/>
      <style:text-properties fo:color="#3f5fbf" style:font-name="Monospace" fo:font-size="10pt" officeooo:paragraph-rsid="000d2c35" style:font-size-asian="10pt"/>
    </style:style>
    <style:style style:name="P37" style:family="paragraph" style:parent-style-name="Text_20_body" style:list-style-name="L1">
      <style:text-properties fo:font-variant="normal" fo:text-transform="none" fo:color="#000000" style:font-name="Courier 10 Pitch" fo:font-size="10pt" fo:letter-spacing="normal" fo:font-style="normal" fo:font-weight="normal" officeooo:rsid="0018df80" officeooo:paragraph-rsid="000d2c35" style:font-size-asian="10pt" style:font-style-asian="normal" style:font-weight-asian="normal" style:font-size-complex="10pt" style:font-style-complex="normal" style:font-weight-complex="normal"/>
    </style:style>
    <style:style style:name="P38" style:family="paragraph" style:parent-style-name="Text_20_body" style:list-style-name="L2">
      <style:text-properties fo:font-variant="normal" fo:text-transform="none" fo:color="#000000" style:font-name="Courier 10 Pitch" fo:font-size="10pt" fo:letter-spacing="normal" fo:font-style="normal" fo:font-weight="normal" officeooo:rsid="0018df80" officeooo:paragraph-rsid="000d2c35" style:font-size-asian="10pt" style:font-style-asian="normal" style:font-weight-asian="normal" style:font-size-complex="10pt" style:font-style-complex="normal" style:font-weight-complex="normal"/>
    </style:style>
    <style:style style:name="P39" style:family="paragraph" style:parent-style-name="Text_20_body" style:list-style-name="L1">
      <style:text-properties fo:font-variant="normal" fo:text-transform="none" fo:color="#000000" style:font-name="Courier 10 Pitch" fo:font-size="10pt" fo:letter-spacing="normal" fo:font-style="normal" fo:font-weight="normal" officeooo:rsid="003eaba9" officeooo:paragraph-rsid="000d2c35" style:font-size-asian="10pt" style:font-style-asian="normal" style:font-weight-asian="normal" style:font-size-complex="10pt" style:font-style-complex="normal" style:font-weight-complex="normal"/>
    </style:style>
    <style:style style:name="P40" style:family="paragraph" style:parent-style-name="Text_20_body">
      <style:text-properties fo:font-variant="normal" fo:text-transform="none" fo:color="#000000" style:font-name="Courier 10 Pitch" fo:font-size="10pt" fo:letter-spacing="normal" fo:font-style="normal" fo:font-weight="bold" officeooo:rsid="003f8355" officeooo:paragraph-rsid="000d2c35" style:font-size-asian="10pt" style:font-style-asian="normal" style:font-weight-asian="bold" style:font-size-complex="10pt" style:font-style-complex="normal" style:font-weight-complex="bold"/>
    </style:style>
    <style:style style:name="P41" style:family="paragraph" style:parent-style-name="Text_20_body" style:list-style-name="L3">
      <style:text-properties fo:font-variant="normal" fo:text-transform="none" fo:color="#000000" style:font-name="Arial" fo:font-size="10pt" fo:letter-spacing="normal" fo:font-style="normal" fo:font-weight="normal" officeooo:rsid="001b8e36" officeooo:paragraph-rsid="000d2c35" style:font-size-asian="10pt" style:font-style-asian="normal" style:font-weight-asian="normal" style:font-size-complex="10pt" style:font-style-complex="normal" style:font-weight-complex="normal"/>
    </style:style>
    <style:style style:name="P42" style:family="paragraph" style:parent-style-name="Text_20_body">
      <style:text-properties fo:font-variant="normal" fo:text-transform="none" fo:color="#000000" style:font-name="Arial" fo:font-size="10pt" fo:letter-spacing="normal" fo:font-style="normal" fo:font-weight="normal" officeooo:rsid="003f8355" officeooo:paragraph-rsid="000d2c35" style:font-size-asian="10pt" style:font-style-asian="normal" style:font-weight-asian="normal" style:font-size-complex="10pt" style:font-style-complex="normal" style:font-weight-complex="normal"/>
    </style:style>
    <style:style style:name="P43" style:family="paragraph" style:parent-style-name="Text_20_body" style:list-style-name="L4">
      <style:text-properties fo:font-variant="normal" fo:text-transform="none" fo:color="#000000" style:font-name="Arial" fo:font-size="10pt" fo:letter-spacing="normal" fo:font-style="normal" fo:font-weight="normal" officeooo:rsid="00184454" officeooo:paragraph-rsid="000d2c35" style:font-size-asian="10pt" style:font-style-asian="normal" style:font-weight-asian="normal" style:font-size-complex="10pt" style:font-style-complex="normal" style:font-weight-complex="normal"/>
    </style:style>
    <style:style style:name="P44" style:family="paragraph" style:parent-style-name="Text_20_body" style:list-style-name="L4">
      <style:text-properties fo:font-variant="normal" fo:text-transform="none" fo:color="#000000" style:font-name="Arial" fo:font-size="10pt" fo:letter-spacing="normal" fo:font-style="normal" fo:font-weight="normal" officeooo:rsid="00274dae" officeooo:paragraph-rsid="000d2c35" style:font-size-asian="10pt" style:font-style-asian="normal" style:font-weight-asian="normal" style:font-size-complex="10pt" style:font-style-complex="normal" style:font-weight-complex="normal"/>
    </style:style>
    <style:style style:name="P45" style:family="paragraph" style:parent-style-name="Text_20_body">
      <style:text-properties fo:font-variant="normal" fo:text-transform="none" fo:color="#000080" style:font-name="Arial" fo:font-size="10pt" fo:letter-spacing="normal" fo:font-style="normal" fo:font-weight="normal" officeooo:rsid="0031aa84" officeooo:paragraph-rsid="000d2c35" style:font-size-asian="10pt" style:font-style-asian="normal" style:font-weight-asian="normal" style:font-size-complex="10pt" style:font-style-complex="normal" style:font-weight-complex="normal"/>
    </style:style>
    <style:style style:name="P46" style:family="paragraph" style:parent-style-name="Text_20_body">
      <style:text-properties fo:font-variant="normal" fo:text-transform="none" fo:color="#000080" style:font-name="Courier 10 Pitch" fo:font-size="8pt" fo:letter-spacing="normal" fo:font-style="normal" fo:font-weight="bold" officeooo:rsid="0039da69" officeooo:paragraph-rsid="000d2c35" style:font-size-asian="8pt" style:font-style-asian="normal" style:font-weight-asian="bold" style:font-size-complex="8pt" style:font-style-complex="normal" style:font-weight-complex="bold"/>
    </style:style>
    <style:style style:name="P47" style:family="paragraph" style:parent-style-name="Text_20_body" style:list-style-name="L3">
      <style:text-properties style:font-name="Arial" fo:font-size="10pt" officeooo:paragraph-rsid="000d2c35" style:font-size-asian="10pt" style:font-size-complex="10pt"/>
    </style:style>
    <style:style style:name="P48" style:family="paragraph" style:parent-style-name="Heading_20_3">
      <style:text-properties fo:font-variant="normal" fo:text-transform="none" fo:color="#000000" fo:letter-spacing="normal" fo:font-style="normal" fo:font-weight="normal" officeooo:rsid="001a09c9" officeooo:paragraph-rsid="000d2c35" style:font-style-asian="normal" style:font-weight-asian="normal" style:font-style-complex="normal" style:font-weight-complex="normal"/>
    </style:style>
    <style:style style:name="P49" style:family="paragraph" style:parent-style-name="Heading_20_3">
      <style:text-properties officeooo:paragraph-rsid="000d2c35"/>
    </style:style>
    <style:style style:name="P50" style:family="paragraph" style:parent-style-name="Heading_20_3">
      <style:text-properties fo:font-weight="normal" officeooo:rsid="002b641c" officeooo:paragraph-rsid="000d2c35" style:font-weight-asian="normal" style:font-weight-complex="normal"/>
    </style:style>
    <style:style style:name="P51" style:family="paragraph" style:parent-style-name="Heading_20_3">
      <style:text-properties fo:font-weight="normal" officeooo:rsid="002ec107" officeooo:paragraph-rsid="000d2c35" style:font-weight-asian="normal" style:font-weight-complex="normal"/>
    </style:style>
    <style:style style:name="P52" style:family="paragraph" style:parent-style-name="Heading_20_3">
      <style:text-properties fo:font-weight="normal" officeooo:rsid="00364341" officeooo:paragraph-rsid="000d2c35" style:font-weight-asian="normal" style:font-weight-complex="normal"/>
    </style:style>
    <style:style style:name="P53" style:family="paragraph" style:parent-style-name="Heading_20_3">
      <style:text-properties fo:font-weight="normal" officeooo:rsid="00274dae" officeooo:paragraph-rsid="000d2c35" style:font-weight-asian="normal" style:font-weight-complex="normal"/>
    </style:style>
    <style:style style:name="P54" style:family="paragraph" style:parent-style-name="Heading_20_3">
      <style:paragraph-properties fo:break-before="page"/>
      <style:text-properties fo:font-weight="normal" officeooo:rsid="002b641c" officeooo:paragraph-rsid="000d2c35" style:font-weight-asian="normal" style:font-weight-complex="normal"/>
    </style:style>
    <style:style style:name="P55" style:family="paragraph" style:parent-style-name="Heading_20_1">
      <style:paragraph-properties fo:break-before="page"/>
      <style:text-properties fo:font-variant="normal" fo:text-transform="none" fo:color="#000000" fo:letter-spacing="normal" fo:font-style="normal" fo:font-weight="normal" officeooo:rsid="0017bd38" officeooo:paragraph-rsid="000d2c35" style:font-style-asian="normal" style:font-weight-asian="normal" style:font-style-complex="normal" style:font-weight-complex="normal"/>
    </style:style>
    <style:style style:name="T1" style:family="text">
      <style:text-properties officeooo:rsid="00274dae"/>
    </style:style>
    <style:style style:name="T2" style:family="text">
      <style:text-properties officeooo:rsid="002a3aa6"/>
    </style:style>
    <style:style style:name="T3" style:family="text">
      <style:text-properties fo:font-variant="normal" fo:text-transform="none" fo:color="#000000" fo:letter-spacing="normal" fo:font-style="normal" fo:font-weight="normal" officeooo:rsid="00184454" style:font-style-asian="normal" style:font-weight-asian="normal" style:font-style-complex="normal" style:font-weight-complex="normal"/>
    </style:style>
    <style:style style:name="T4" style:family="text">
      <style:text-properties fo:font-variant="normal" fo:text-transform="none" fo:color="#000000" fo:letter-spacing="normal" fo:font-style="normal" fo:font-weight="normal" officeooo:rsid="001b8e36" style:font-style-asian="normal" style:font-weight-asian="normal" style:font-style-complex="normal" style:font-weight-complex="normal"/>
    </style:style>
    <style:style style:name="T5" style:family="text">
      <style:text-properties fo:font-variant="normal" fo:text-transform="none" fo:color="#000000" fo:letter-spacing="normal" fo:font-style="normal" fo:font-weight="normal" officeooo:rsid="001a09c9" style:font-style-asian="normal" style:font-weight-asian="normal" style:font-style-complex="normal" style:font-weight-complex="normal"/>
    </style:style>
    <style:style style:name="T6" style:family="text">
      <style:text-properties fo:font-variant="normal" fo:text-transform="none" fo:color="#000000" fo:letter-spacing="normal" fo:font-style="normal" fo:font-weight="normal" officeooo:rsid="001d69bd" style:font-style-asian="normal" style:font-weight-asian="normal" style:font-style-complex="normal" style:font-weight-complex="normal"/>
    </style:style>
    <style:style style:name="T7" style:family="text">
      <style:text-properties fo:font-variant="normal" fo:text-transform="none" fo:color="#000000" fo:letter-spacing="normal" fo:font-style="normal" fo:font-weight="bold" officeooo:rsid="00184454" style:font-style-asian="normal" style:font-weight-asian="bold" style:font-style-complex="normal" style:font-weight-complex="bold"/>
    </style:style>
    <style:style style:name="T8" style:family="text">
      <style:text-properties fo:font-variant="normal" fo:text-transform="none" fo:color="#000000" fo:letter-spacing="normal" fo:font-style="normal" fo:font-weight="bold" officeooo:rsid="001b8e36" style:font-style-asian="normal" style:font-weight-asian="bold" style:font-style-complex="normal" style:font-weight-complex="bold"/>
    </style:style>
    <style:style style:name="T9" style:family="text">
      <style:text-properties fo:font-variant="normal" fo:text-transform="none" fo:color="#000000" fo:letter-spacing="normal" fo:font-style="normal" fo:font-weight="bold" officeooo:rsid="001d69bd" style:font-style-asian="normal" style:font-weight-asian="bold" style:font-style-complex="normal" style:font-weight-complex="bold"/>
    </style:style>
    <style:style style:name="T10" style:family="text">
      <style:text-properties fo:font-variant="normal" fo:text-transform="none" fo:color="#000000" fo:letter-spacing="normal" fo:font-style="italic" fo:font-weight="normal" officeooo:rsid="001b8e36" style:font-style-asian="italic" style:font-weight-asian="normal" style:font-style-complex="italic" style:font-weight-complex="normal"/>
    </style:style>
    <style:style style:name="T11" style:family="text">
      <style:text-properties fo:font-variant="normal" fo:text-transform="none" fo:color="#000000" style:font-name="Monospace" fo:letter-spacing="normal" fo:font-style="normal" fo:font-weight="normal" officeooo:rsid="001d69bd" style:font-style-asian="normal" style:font-weight-asian="normal" style:font-style-complex="normal" style:font-weight-complex="normal"/>
    </style:style>
    <style:style style:name="T12" style:family="text">
      <style:text-properties officeooo:rsid="0023cb15"/>
    </style:style>
    <style:style style:name="T13" style:family="text">
      <style:text-properties fo:font-weight="bold" officeooo:rsid="0023cb15" style:font-weight-asian="bold" style:font-weight-complex="bold"/>
    </style:style>
    <style:style style:name="T14" style:family="text">
      <style:text-properties fo:font-weight="bold" officeooo:rsid="001e11dd" style:font-weight-asian="bold" style:font-weight-complex="bold"/>
    </style:style>
    <style:style style:name="T15" style:family="text">
      <style:text-properties fo:font-weight="bold" officeooo:rsid="001fec8e" style:font-weight-asian="bold" style:font-weight-complex="bold"/>
    </style:style>
    <style:style style:name="T16" style:family="text">
      <style:text-properties fo:font-weight="bold" officeooo:rsid="0024bac4" style:font-weight-asian="bold" style:font-weight-complex="bold"/>
    </style:style>
    <style:style style:name="T17" style:family="text">
      <style:text-properties fo:font-weight="bold" officeooo:rsid="002b641c" style:font-weight-asian="bold" style:font-weight-complex="bold"/>
    </style:style>
    <style:style style:name="T18" style:family="text">
      <style:text-properties fo:font-weight="bold" officeooo:rsid="002c8c08" style:font-weight-asian="bold" style:font-weight-complex="bold"/>
    </style:style>
    <style:style style:name="T19" style:family="text">
      <style:text-properties fo:font-weight="bold" officeooo:rsid="0031aa84" style:font-weight-asian="bold" style:font-weight-complex="bold"/>
    </style:style>
    <style:style style:name="T20" style:family="text">
      <style:text-properties fo:font-weight="bold" officeooo:rsid="002ec107" style:font-weight-asian="bold" style:font-weight-complex="bold"/>
    </style:style>
    <style:style style:name="T21" style:family="text">
      <style:text-properties fo:font-weight="bold" officeooo:rsid="002eeb71" style:font-weight-asian="bold" style:font-weight-complex="bold"/>
    </style:style>
    <style:style style:name="T22" style:family="text">
      <style:text-properties fo:font-weight="bold" officeooo:rsid="0030e2ed" style:font-weight-asian="bold" style:font-weight-complex="bold"/>
    </style:style>
    <style:style style:name="T23" style:family="text">
      <style:text-properties fo:font-weight="bold" officeooo:rsid="003803f9" style:font-weight-asian="bold" style:font-weight-complex="bold"/>
    </style:style>
    <style:style style:name="T24" style:family="text">
      <style:text-properties fo:font-weight="bold" officeooo:rsid="002cd715" style:font-weight-asian="bold" style:font-weight-complex="bold"/>
    </style:style>
    <style:style style:name="T25" style:family="text">
      <style:text-properties fo:font-weight="bold" officeooo:rsid="00339f31" style:font-weight-asian="bold" style:font-weight-complex="bold"/>
    </style:style>
    <style:style style:name="T26" style:family="text">
      <style:text-properties fo:font-weight="bold" officeooo:rsid="0039da69" style:font-weight-asian="bold" style:font-weight-complex="bold"/>
    </style:style>
    <style:style style:name="T27" style:family="text">
      <style:text-properties fo:font-weight="bold" officeooo:rsid="003f8355" style:font-weight-asian="bold" style:font-weight-complex="bold"/>
    </style:style>
    <style:style style:name="T28" style:family="text">
      <style:text-properties fo:font-weight="bold" officeooo:rsid="00274dae" style:font-weight-asian="bold" style:font-weight-complex="bold"/>
    </style:style>
    <style:style style:name="T29" style:family="text">
      <style:text-properties style:font-name="Monospace"/>
    </style:style>
    <style:style style:name="T30" style:family="text">
      <style:text-properties style:font-name="Monospace" fo:font-size="10pt" style:font-size-asian="10pt"/>
    </style:style>
    <style:style style:name="T31" style:family="text">
      <style:text-properties officeooo:rsid="001e11dd"/>
    </style:style>
    <style:style style:name="T32" style:family="text">
      <style:text-properties officeooo:rsid="001fec8e"/>
    </style:style>
    <style:style style:name="T33" style:family="text">
      <style:text-properties officeooo:rsid="0024bac4"/>
    </style:style>
    <style:style style:name="T34" style:family="text">
      <style:text-properties officeooo:rsid="002336f5"/>
    </style:style>
    <style:style style:name="T35" style:family="text">
      <style:text-properties officeooo:rsid="002b641c"/>
    </style:style>
    <style:style style:name="T36" style:family="text">
      <style:text-properties officeooo:rsid="002c0eea"/>
    </style:style>
    <style:style style:name="T37" style:family="text">
      <style:text-properties officeooo:rsid="002c8c08"/>
    </style:style>
    <style:style style:name="T38" style:family="text">
      <style:text-properties officeooo:rsid="002ec107"/>
    </style:style>
    <style:style style:name="T39" style:family="text">
      <style:text-properties officeooo:rsid="0030e2ed"/>
    </style:style>
    <style:style style:name="T40" style:family="text">
      <style:text-properties officeooo:rsid="003803f9"/>
    </style:style>
    <style:style style:name="T41" style:family="text">
      <style:text-properties officeooo:rsid="002cd715"/>
    </style:style>
    <style:style style:name="T42" style:family="text">
      <style:text-properties officeooo:rsid="0031aa84"/>
    </style:style>
    <style:style style:name="T43" style:family="text">
      <style:text-properties officeooo:rsid="0034b27f"/>
    </style:style>
    <style:style style:name="T44" style:family="text">
      <style:text-properties officeooo:rsid="00364341"/>
    </style:style>
    <style:style style:name="T45" style:family="text">
      <style:text-properties officeooo:rsid="0039da69"/>
    </style:style>
    <style:style style:name="T46" style:family="text">
      <style:text-properties officeooo:rsid="003e60ff"/>
    </style:style>
    <style:style style:name="T47" style:family="text">
      <style:text-properties fo:color="#000080" style:font-name="Monospace"/>
    </style:style>
    <style:style style:name="T48" style:family="text">
      <style:text-properties officeooo:rsid="003f8355"/>
    </style:style>
    <style:style style:name="T49" style:family="text">
      <style:text-properties fo:color="#1a1a1a" style:font-name="Monospace"/>
    </style:style>
    <style:style style:name="T50" style:family="text">
      <style:text-properties fo:color="#1a1a1a" style:font-name="Monospace" officeooo:rsid="003f8355"/>
    </style:style>
    <style:style style:name="T51" style:family="text">
      <style:text-properties fo:color="#1a1a1a" style:font-name="Monospace" fo:font-size="10pt" style:font-size-asian="10pt"/>
    </style:style>
    <style:style style:name="T52" style:family="text">
      <style:text-properties fo:color="#008080" style:font-name="Monospace"/>
    </style:style>
    <style:style style:name="T53" style:family="text">
      <style:text-properties fo:color="#008080" style:font-name="Monospace" fo:font-size="10pt" style:font-size-asian="10pt"/>
    </style:style>
    <style:style style:name="T54" style:family="text">
      <style:text-properties fo:color="#3f7f7f" style:font-name="Monospace"/>
    </style:style>
    <style:style style:name="T55" style:family="text">
      <style:text-properties fo:color="#3f7f7f" style:font-name="Monospace" fo:font-size="10pt" style:font-size-asian="10pt"/>
    </style:style>
    <style:style style:name="T56" style:family="text">
      <style:text-properties fo:color="#7f007f" style:font-name="Monospace"/>
    </style:style>
    <style:style style:name="T57" style:family="text">
      <style:text-properties fo:color="#7f007f" style:font-name="Monospace" fo:font-size="10pt" style:font-size-asian="10pt"/>
    </style:style>
    <style:style style:name="T58" style:family="text">
      <style:text-properties fo:color="#2a00ff" style:font-name="Monospace" fo:font-style="italic" style:font-style-asian="italic"/>
    </style:style>
    <style:style style:name="T59" style:family="text">
      <style:text-properties fo:color="#2a00ff" style:font-name="Monospace" fo:font-size="10pt" fo:font-style="italic" style:font-size-asian="10pt" style:font-style-asian="italic"/>
    </style:style>
    <style:style style:name="T60" style:family="text">
      <style:text-properties fo:color="#3f5fbf" style:font-name="Monospace" fo:font-size="10pt" style:font-size-asian="10pt"/>
    </style:style>
    <style:style style:name="T61" style:family="text">
      <style:text-properties officeooo:rsid="00412a8e"/>
    </style:style>
    <style:style style:name="T62" style:family="text">
      <style:text-properties style:text-underline-style="solid" style:text-underline-width="auto" style:text-underline-color="font-color" fo:font-weight="bold" officeooo:rsid="00274dae" style:font-weight-asian="bold" style:font-weight-complex="bold"/>
    </style:style>
    <style:style style:name="T63" style:family="text">
      <style:text-properties fo:color="#ff0000" officeooo:rsid="00274dae"/>
    </style:style>
    <style:style style:name="T64" style:family="text">
      <style:text-properties fo:color="#ff0000" officeooo:rsid="00284fa3"/>
    </style:style>
    <style:style style:name="T65" style:family="text">
      <style:text-properties fo:font-style="italic" officeooo:rsid="00274dae"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Executable FatJar (Issue #272)</text:h>
      <text:p text:style-name="P20"/>
      <text:p text:style-name="P9">Depends on Issue #271, <text:s/>Improved Maven Support and FatJar Support.</text:p>
      <text:p text:style-name="P32"><text:span text:style-name="T3">The intent of this submission is to implement an OpenTSDB JAR artifact that is completely self sufficient and can be run as an executable JAR with no external dependencies. i.e. One can download </text:span><text:span text:style-name="T7">opentsdb.jar</text:span><text:span text:style-name="T3"> and start the TSDB server using </text:span><text:span text:style-name="T7">java -jar opentsdb.jar</text:span><text:span text:style-name="T3">, or any of the CLI tools, using the same jar.</text:span></text:p>
      <text:h text:style-name="P48" text:outline-level="3">Changes and Additions</text:h>
      <text:p text:style-name="P9"/>
      <text:p text:style-name="P10">The following are additions to the code base:</text:p>
      <text:list xml:id="list2367700752021658727" text:style-name="L1">
        <text:list-item>
          <text:p text:style-name="P37">src/opentsdb.conf.json</text:p>
        </text:list-item>
        <text:list-item>
          <text:p text:style-name="P37">src/tools/ConfigArgP.java</text:p>
        </text:list-item>
        <text:list-item>
          <text:p text:style-name="P37">src/tools/ConfigMetaType.java</text:p>
        </text:list-item>
        <text:list-item>
          <text:p text:style-name="P37">src/tools/Main.java</text:p>
        </text:list-item>
        <text:list-item>
          <text:p text:style-name="P39">src/tools/GnuplotInstaller</text:p>
        </text:list-item>
      </text:list>
      <text:p text:style-name="P10">There is one modification to an existing class:</text:p>
      <text:list xml:id="list5136375288291798250" text:style-name="L2">
        <text:list-item>
          <text:p text:style-name="P38">src/tsd/GraphHandler.java</text:p>
        </text:list-item>
      </text:list>
      <text:p text:style-name="P10"/>
      <text:p text:style-name="P10"><text:span text:style-name="T12">The only existing code changed is <text:s/>which was modified to check for the auto-installed gnuplot shell file (</text:span><text:span text:style-name="T13">mygnuplot.sh</text:span><text:span text:style-name="T12"> / </text:span><text:span text:style-name="T13">mygnuplot.bat</text:span><text:span text:style-name="T12"> ). See </text:span><text:span text:style-name="T13">Auto Gnuplot Shell Install</text:span><text:span text:style-name="T12">. This means that the code paths outlined herein are only applicable when using the executable FatJar. Neither the existing code path launching TSDB instances or CLI tools using </text:span><text:span text:style-name="T13">&lt;opentsdb.home&gt;/build/tsd</text:span><text:span text:style-name="T12"> are changed.</text:span></text:p>
      <text:h text:style-name="P49" text:outline-level="3"><text:span text:style-name="T4">TSDB </text:span><text:span text:style-name="T5">Configuration Refactoring</text:span></text:h>
      <text:p text:style-name="P10"/>
      <text:p text:style-name="P11">Specifically for the configuration of TSDB instances, I am proposing a refactored construct which consolidates, <text:s/>centralizes <text:span text:style-name="T12">and externalizes </text:span>the definition of these key values:</text:p>
      <text:list xml:id="list8136842875209940189" text:style-name="L3">
        <text:list-item>
          <text:p text:style-name="P47"><text:span text:style-name="T4">The configuration key: The main internal key identifying a TSDB configurable value (e.g. </text:span><text:span text:style-name="T8">tsd.network.port</text:span><text:span text:style-name="T4">)</text:span></text:p>
        </text:list-item>
        <text:list-item>
          <text:p text:style-name="P47"><text:span text:style-name="T4">Default values for all known configuration keys (e.g. <text:s/>tsd.network.port = </text:span><text:span text:style-name="T8">4242</text:span><text:span text:style-name="T4">)</text:span></text:p>
        </text:list-item>
        <text:list-item>
          <text:p text:style-name="P47"><text:span text:style-name="T4">A textual description of the configuration key (e.g. “</text:span><text:span text:style-name="T10">The TCP port the server will listen on</text:span><text:span text:style-name="T4">”)</text:span></text:p>
        </text:list-item>
        <text:list-item>
          <text:p text:style-name="P47"><text:span text:style-name="T4">A command line option key which representatively binds a command line value or flag to an internal configuration key. (e.g. a command lne argument of <text:s/>“</text:span><text:span text:style-name="T8">--port 5454”</text:span><text:span text:style-name="T4"> will set the value of </text:span><text:span text:style-name="T8">tsd.network.port</text:span><text:span text:style-name="T4"> to 5454.</text:span></text:p>
        </text:list-item>
        <text:list-item>
          <text:p text:style-name="P47"><text:span text:style-name="T4">The internal type interpretation of configuration values for the purposes of type validation and user information. (e.g. </text:span><text:span text:style-name="T8">tsd.network.port</text:span><text:span text:style-name="T4"> is a </text:span><text:span text:style-name="T8">POSINT</text:span><text:span text:style-name="T4"> meaning a supplied value must be a positive integer.)</text:span></text:p>
        </text:list-item>
        <text:list-item>
          <text:p text:style-name="P41">The help tier which indicates if a command line configuration item should be “usage printed” by default , for the most commonly used, or extended for less frequently overriden items.</text:p>
        </text:list-item>
      </text:list>
      <text:p text:style-name="P32"><text:span text:style-name="T6">These items are recorded in </text:span><text:span text:style-name="T9">opentsdb.conf.json</text:span><text:span text:style-name="T6"> for each known configuration point and loaded at boot time. The JSON entry for the example above is:</text:span></text:p>
      <text:p text:style-name="P12"/>
      <text:p text:style-name="P4"><text:soft-page-break/><text:span text:style-name="T11"><text:s/></text:span><text:span text:style-name="T47">{</text:span></text:p>
      <text:p text:style-name="P7"><text:s text:c="2"/>"key": "tsd.network.port",</text:p>
      <text:p text:style-name="P7"><text:s text:c="2"/>"cl-option": "--port",</text:p>
      <text:p text:style-name="P7"><text:s text:c="2"/>"defaultValue": "4242",</text:p>
      <text:p text:style-name="P7"><text:s text:c="2"/>"description": "The TCP port the server will listen on",</text:p>
      <text:p text:style-name="P7"><text:s text:c="2"/>"help": "default",</text:p>
      <text:p text:style-name="P7"><text:s text:c="2"/>"meta": "POSINT"</text:p>
      <text:p text:style-name="P7"><text:s/>},</text:p>
      <text:p text:style-name="P12"/>
      <text:p text:style-name="P12"><text:span text:style-name="T31">Since all configuration items have a default value, there are effectively no mandatory command line arguments for launching a TSDB instance, save the </text:span><text:span text:style-name="T14">tsd</text:span><text:span text:style-name="T31"> argument to specify that the executable JAR is being invoked to start a TSDB (as opposed to one of the CLI tools such as </text:span><text:span text:style-name="T14">fsck</text:span><text:span text:style-name="T31"> etc.)</text:span></text:p>
      <text:p text:style-name="P12"><text:span text:style-name="T32">The class responsible for loading this configuration blueprint a boot time is </text:span><text:span text:style-name="T15">net.opentsdb.tools.ConfigArgP</text:span><text:span text:style-name="T32"> which, as the name might suggest, is a composite of </text:span><text:span text:style-name="T15">Config</text:span><text:span text:style-name="T32"> and </text:span><text:span text:style-name="T15">ArgP</text:span><text:span text:style-name="T32">. ConfigArgP loads the json blueprint (effectively the default base configuration) and then applies the command line overrides over it. </text:span></text:p>
      <text:p text:style-name="P9"><text:span text:style-name="T33">The new </text:span><text:span text:style-name="T16">meta</text:span><text:span text:style-name="T33"> definitions are expanded to automatically validate suppied values for known configuration keys. The definitions and validation methods for each </text:span><text:span text:style-name="T16">meta</text:span><text:span text:style-name="T33"> type are defined in the funcional enum </text:span><text:span text:style-name="T16">net.opentsdb.tools.ConfigMetaType</text:span><text:span text:style-name="T33">.</text:span></text:p>
      <text:p text:style-name="P9"><text:span text:style-name="T34">In cases where full or more strict validation might have a performance penalty or be otherwise impractical, very simple validations are implemented for future improvement. </text:span><text:span text:style-name="T33">The </text:span><text:span text:style-name="T16">ConfigMetaType </text:span><text:span text:style-name="T33">types are as follows:</text:span></text:p>
      <text:p text:style-name="P9"/>
      <table:table table:name="ConfigurationMetaTypes" table:style-name="ConfigurationMetaTypes">
        <table:table-column table:style-name="ConfigurationMetaTypes.A" table:number-columns-repeated="3"/>
        <table:table-header-rows>
          <table:table-row>
            <table:table-cell table:style-name="ConfigurationMetaTypes.A1" office:value-type="string">
              <text:p text:style-name="P34">Meta Name</text:p>
            </table:table-cell>
            <table:table-cell table:style-name="ConfigurationMetaTypes.A1" office:value-type="string">
              <text:p text:style-name="P34">Description</text:p>
            </table:table-cell>
            <table:table-cell table:style-name="ConfigurationMetaTypes.C1" office:value-type="string">
              <text:p text:style-name="P34">Validation</text:p>
            </table:table-cell>
          </table:table-row>
        </table:table-header-rows>
        <table:table-row>
          <table:table-cell table:style-name="ConfigurationMetaTypes.A2" office:value-type="string">
            <text:p text:style-name="P2">TABLE</text:p>
          </table:table-cell>
          <table:table-cell table:style-name="ConfigurationMetaTypes.A2" office:value-type="string">
            <text:p text:style-name="P2">An HBase table name</text:p>
          </table:table-cell>
          <table:table-cell table:style-name="ConfigurationMetaTypes.C2" office:value-type="string">
            <text:p text:style-name="P35">Not null, not empty</text:p>
          </table:table-cell>
        </table:table-row>
        <table:table-row>
          <table:table-cell table:style-name="ConfigurationMetaTypes.A2" office:value-type="string">
            <text:p text:style-name="P5">SPEC</text:p>
          </table:table-cell>
          <table:table-cell table:style-name="ConfigurationMetaTypes.A2" office:value-type="string">
            <text:p text:style-name="P5">A zookeeper quorum spec</text:p>
          </table:table-cell>
          <table:table-cell table:style-name="ConfigurationMetaTypes.C2" office:value-type="string">
            <text:p text:style-name="P35">Not null, not empty</text:p>
          </table:table-cell>
        </table:table-row>
        <table:table-row>
          <table:table-cell table:style-name="ConfigurationMetaTypes.A2" office:value-type="string">
            <text:p text:style-name="P5">CLASS</text:p>
          </table:table-cell>
          <table:table-cell table:style-name="ConfigurationMetaTypes.A2" office:value-type="string">
            <text:p text:style-name="P5">A class name</text:p>
          </table:table-cell>
          <table:table-cell table:style-name="ConfigurationMetaTypes.C2" office:value-type="string">
            <text:p text:style-name="P35">Not null, not empty</text:p>
          </table:table-cell>
        </table:table-row>
        <table:table-row>
          <table:table-cell table:style-name="ConfigurationMetaTypes.A2" office:value-type="string">
            <text:p text:style-name="P5">BCLASS</text:p>
          </table:table-cell>
          <table:table-cell table:style-name="ConfigurationMetaTypes.A2" office:value-type="string">
            <text:p text:style-name="P5">A class name of a class loadable at boot time</text:p>
          </table:table-cell>
          <table:table-cell table:style-name="ConfigurationMetaTypes.C2" office:value-type="string">
            <text:p text:style-name="P35">Class Load</text:p>
          </table:table-cell>
        </table:table-row>
        <table:table-row>
          <table:table-cell table:style-name="ConfigurationMetaTypes.A2" office:value-type="string">
            <text:p text:style-name="P5">LIST</text:p>
          </table:table-cell>
          <table:table-cell table:style-name="ConfigurationMetaTypes.A2" office:value-type="string">
            <text:p text:style-name="P5">A comma separated list of values</text:p>
          </table:table-cell>
          <table:table-cell table:style-name="ConfigurationMetaTypes.C2" office:value-type="string">
            <text:p text:style-name="P35">Not null, not empty</text:p>
          </table:table-cell>
        </table:table-row>
        <table:table-row>
          <table:table-cell table:style-name="ConfigurationMetaTypes.A2" office:value-type="string">
            <text:p text:style-name="P5">EFILE</text:p>
          </table:table-cell>
          <table:table-cell table:style-name="ConfigurationMetaTypes.A2" office:value-type="string">
            <text:p text:style-name="P5">An existing file</text:p>
          </table:table-cell>
          <table:table-cell table:style-name="ConfigurationMetaTypes.C2" office:value-type="string">
            <text:p text:style-name="P35">Verifies file exists</text:p>
          </table:table-cell>
        </table:table-row>
        <table:table-row>
          <table:table-cell table:style-name="ConfigurationMetaTypes.A2" office:value-type="string">
            <text:p text:style-name="P5">FILELIST</text:p>
          </table:table-cell>
          <table:table-cell table:style-name="ConfigurationMetaTypes.A2" office:value-type="string">
            <text:p text:style-name="P5">A list of existing files or accessible URLs</text:p>
          </table:table-cell>
          <table:table-cell table:style-name="ConfigurationMetaTypes.C2" office:value-type="string">
            <text:p text:style-name="P35">Verifies all endpoints exist</text:p>
          </table:table-cell>
        </table:table-row>
        <table:table-row>
          <table:table-cell table:style-name="ConfigurationMetaTypes.A2" office:value-type="string">
            <text:p text:style-name="P5">FILE</text:p>
          </table:table-cell>
          <table:table-cell table:style-name="ConfigurationMetaTypes.A2" office:value-type="string">
            <text:p text:style-name="P5">A file, optionally existing</text:p>
          </table:table-cell>
          <table:table-cell table:style-name="ConfigurationMetaTypes.C2" office:value-type="string">
            <text:p text:style-name="P35">Verifies file exists or can be created</text:p>
          </table:table-cell>
        </table:table-row>
        <table:table-row>
          <table:table-cell table:style-name="ConfigurationMetaTypes.A2" office:value-type="string">
            <text:p text:style-name="P5">EDIR</text:p>
          </table:table-cell>
          <table:table-cell table:style-name="ConfigurationMetaTypes.A2" office:value-type="string">
            <text:p text:style-name="P5">An existing directory</text:p>
          </table:table-cell>
          <table:table-cell table:style-name="ConfigurationMetaTypes.C2" office:value-type="string">
            <text:p text:style-name="P35">Verififes directory exists</text:p>
          </table:table-cell>
        </table:table-row>
        <table:table-row>
          <table:table-cell table:style-name="ConfigurationMetaTypes.A2" office:value-type="string">
            <text:p text:style-name="P5">DIR</text:p>
          </table:table-cell>
          <table:table-cell table:style-name="ConfigurationMetaTypes.A2" office:value-type="string">
            <text:p text:style-name="P5">A directory, optionally existing</text:p>
          </table:table-cell>
          <table:table-cell table:style-name="ConfigurationMetaTypes.C2" office:value-type="string">
            <text:p text:style-name="P35">Verififes directory exists or can be created</text:p>
          </table:table-cell>
        </table:table-row>
        <table:table-row>
          <table:table-cell table:style-name="ConfigurationMetaTypes.A2" office:value-type="string">
            <text:p text:style-name="P5">ADDR</text:p>
          </table:table-cell>
          <table:table-cell table:style-name="ConfigurationMetaTypes.A2" office:value-type="string">
            <text:p text:style-name="P5">A host name or address</text:p>
          </table:table-cell>
          <table:table-cell table:style-name="ConfigurationMetaTypes.C2" office:value-type="string">
            <text:p text:style-name="P35">Not null, not empty</text:p>
          </table:table-cell>
        </table:table-row>
        <table:table-row>
          <table:table-cell table:style-name="ConfigurationMetaTypes.A2" office:value-type="string">
            <text:p text:style-name="P5">INT</text:p>
          </table:table-cell>
          <table:table-cell table:style-name="ConfigurationMetaTypes.A2" office:value-type="string">
            <text:p text:style-name="P5">An integer value</text:p>
          </table:table-cell>
          <table:table-cell table:style-name="ConfigurationMetaTypes.C2" office:value-type="string">
            <text:p text:style-name="P35">Valid integer</text:p>
          </table:table-cell>
        </table:table-row>
        <table:table-row>
          <table:table-cell table:style-name="ConfigurationMetaTypes.A2" office:value-type="string">
            <text:p text:style-name="P5">POSINT</text:p>
          </table:table-cell>
          <table:table-cell table:style-name="ConfigurationMetaTypes.A2" office:value-type="string">
            <text:p text:style-name="P5">A positive integer value</text:p>
          </table:table-cell>
          <table:table-cell table:style-name="ConfigurationMetaTypes.C2" office:value-type="string">
            <text:p text:style-name="P35">Valid positive integer</text:p>
          </table:table-cell>
        </table:table-row>
        <table:table-row>
          <table:table-cell table:style-name="ConfigurationMetaTypes.A2" office:value-type="string">
            <text:p text:style-name="P5">BOOL</text:p>
          </table:table-cell>
          <table:table-cell table:style-name="ConfigurationMetaTypes.A2" office:value-type="string">
            <text:p text:style-name="P5">A boolean value (true|false)</text:p>
          </table:table-cell>
          <table:table-cell table:style-name="ConfigurationMetaTypes.C2" office:value-type="string">
            <text:p text:style-name="P35">String value is “true” or “false”</text:p>
          </table:table-cell>
        </table:table-row>
        <table:table-row>
          <table:table-cell table:style-name="ConfigurationMetaTypes.A2" office:value-type="string">
            <text:p text:style-name="P5">ZPATH</text:p>
          </table:table-cell>
          <table:table-cell table:style-name="ConfigurationMetaTypes.A2" office:value-type="string">
            <text:p text:style-name="P5">A znode path name</text:p>
          </table:table-cell>
          <table:table-cell table:style-name="ConfigurationMetaTypes.C2" office:value-type="string">
            <text:p text:style-name="P35">Not null, not empty</text:p>
          </table:table-cell>
        </table:table-row>
      </table:table>
      <text:p text:style-name="P9"/>
      <text:p text:style-name="P9"><text:span text:style-name="T33">All validation failures result in a thrown </text:span><text:span text:style-name="T16">IllegalArgumentException</text:span><text:span text:style-name="T33">.</text:span></text:p>
      <text:p text:style-name="P13"/>
      <text:h text:style-name="P54" text:outline-level="3">Auto UI Content Installation</text:h>
      <text:p text:style-name="P9"><text:span text:style-name="T35">The FatJar is built with all the generated GWT UI static content. This content will be unloaded to a directory on the file system at a location specified by the </text:span><text:span text:style-name="T17">--static-root</text:span><text:span text:style-name="T35"> configuration item. </text:span><text:span text:style-name="T36">This supports the standalone deployment of a TSDB instance with the FatJar, the gnuplot executable and a supported JVM as the only dependencies. </text:span><text:span text:style-name="T37">The default unload directory (the defaut value for –</text:span><text:span text:style-name="T17">static-root</text:span><text:span text:style-name="T35"> / </text:span><text:span text:style-name="T18">tsd.http.staticroot</text:span><text:span text:style-name="T37"> ) is </text:span></text:p>
      <text:p text:style-name="P21">${java.io.tmpdir}/.tsdb/static-content</text:p>
      <text:p text:style-name="P9"><text:span text:style-name="T37">This location can be overriden by the </text:span><text:span text:style-name="T38">--</text:span><text:span text:style-name="T17">static-root</text:span><text:span text:style-name="T35"> </text:span><text:span text:style-name="T37"><text:s/>command line option or in a command line --</text:span><text:span text:style-name="T18">config</text:span><text:span text:style-name="T37"> specified conf file </text:span><text:span text:style-name="T38">using the key </text:span><text:span text:style-name="T18">tsd.http.staticroot</text:span><text:span text:style-name="T37">. </text:span><text:span text:style-name="T38">The content unload can be suppressed using the command line option </text:span><text:span text:style-name="T19">--</text:span><text:span text:style-name="T20">no-uiexport</text:span><text:span text:style-name="T38"> or in </text:span><text:span text:style-name="T37">or in a command line --</text:span><text:span text:style-name="T18">config</text:span><text:span text:style-name="T37"> specified conf file </text:span><text:span text:style-name="T38">using the key/</text:span><text:span text:style-name="T39">value</text:span><text:span text:style-name="T38"> </text:span><text:span text:style-name="T21">tsd.ui.noexport</text:span><text:span text:style-name="T22">=false</text:span><text:span text:style-name="T37">.</text:span></text:p>
      <text:p text:style-name="P14">When the content is unloaded into the target directory, the unloader examines the timestamp for each artifact and will only write out content not existing or with a later timestamp than an existing file in the directory. Once the unload is complete, a summary banner is printed similar to the following:</text:p>
      <text:p text:style-name="P14"/>
      <text:p text:style-name="P28"><text:tab/>=================================================== </text:p>
      <text:p text:style-name="P28"><text:tab/>Static Root Directory:[/tmp/.tsdb/static-content] </text:p>
      <text:p text:style-name="P28"><text:tab/>Total Files Written:17 </text:p>
      <text:p text:style-name="P28"><text:tab/>Total Bytes Written:71367 </text:p>
      <text:p text:style-name="P28"><text:tab/>File Write Failures:0 </text:p>
      <text:p text:style-name="P28"><text:tab/>File Older Than Content:11 </text:p>
      <text:p text:style-name="P28"><text:tab/>Elapsed (ms):70 </text:p>
      <text:p text:style-name="P28"><text:tab/>=================================================== </text:p>
      <text:p text:style-name="P31"/>
      <text:p text:style-name="P9"><text:span text:style-name="T40">A new CLI tool called </text:span><text:span text:style-name="T23">exportui </text:span><text:span text:style-name="T40">implements this unload to a specified target directory without starting a new TSDB instance. The help for this command is:</text:span></text:p>
      <text:p text:style-name="P22">Usage: <text:s/>java -jar &lt;opentsdb.jar&gt; exportui --d &lt;destination&gt; [--p] </text:p>
      <text:p text:style-name="P22"><text:s text:c="2"/>--d=DIR The directory to export the UI content to </text:p>
      <text:p text:style-name="P22"><text:s text:c="2"/>--p <text:s text:c="4"/>Create the directory if it does not exist </text:p>
      <text:p text:style-name="P22"/>
      <text:h text:style-name="P50" text:outline-level="3">Auto Gnuplot Shell File Installation</text:h>
      <text:p text:style-name="P9"><text:span text:style-name="T35">The FatJar is built with the Gnuplot invocation shells embedded as resources. </text:span><text:span text:style-name="T41">The shell file for the applicable platform (</text:span><text:span text:style-name="T24">mygnuplot.bat</text:span><text:span text:style-name="T41"> for Windows, </text:span><text:span text:style-name="T24">mygnuplot.sh</text:span><text:span text:style-name="T41"> for all others) is written to the file system and made executable at boot time. This is done by the class </text:span><text:span text:style-name="T24">net.opentsdb.tools.GnuplotInstaller</text:span><text:span text:style-name="T41">. If the shell is installed by the installer (which is automatic when launching using the FatJar), the </text:span><text:span text:style-name="T24">GraphHandler </text:span><text:span text:style-name="T41">class will be directed to use the installed shell file. The appropriate shell file is installed to </text:span><text:span text:style-name="T24">${java.io.tmpdir}/.tsdb/tsdb-gnuplot/</text:span><text:span text:style-name="T41">.</text:span></text:p>
      <text:h text:style-name="P51" text:outline-level="3">TSDB Instance PID File</text:h>
      <text:p text:style-name="P9"><text:span text:style-name="T35">T</text:span><text:span text:style-name="T42">o maintain consistency with the existing TSDB instance launch, the PID of the TSDB JVM process is written to a PID file. The default name and location is </text:span><text:span text:style-name="T19">${user.home}/.tsdb/opentsdb.pid</text:span><text:span text:style-name="T42">. The file is automatically deleted on a clean JVM shutdown. The location and name of the PID file can be changed with the command line option –pid-file &lt;pid file&gt;, </text:span><text:span text:style-name="T38">or in </text:span><text:span text:style-name="T37">or in a command line --</text:span><text:span text:style-name="T18">config</text:span><text:span text:style-name="T37"> specified conf file </text:span><text:span text:style-name="T38">using the key/</text:span><text:span text:style-name="T39">value </text:span><text:span text:style-name="T19">tsd.process.pid.file=&lt;pid file&gt;</text:span><text:span text:style-name="T42">.</text:span></text:p>
      <text:p text:style-name="P15">If a valid PID (i.e. it is a valid Java Long) is found in the designated file at boot time, the TSDB boot will be aborted with a warning message.</text:p>
      <text:p text:style-name="P29"><text:soft-page-break/><text:tab/>================================== </text:p>
      <text:p text:style-name="P30"><text:span text:style-name="T42"><text:tab/>The OpenTSDB PID file [/home/</text:span><text:span text:style-name="T43">opentsdb</text:span><text:span text:style-name="T42">/.tsdb/opentsdb.pid] already exists for PID [45]. </text:span></text:p>
      <text:p text:style-name="P29"><text:tab/>OpenTSDB might already be running. </text:p>
      <text:p text:style-name="P29"><text:tab/>================================== </text:p>
      <text:p text:style-name="P45"/>
      <text:p text:style-name="P9"><text:span text:style-name="T42">This behavior can be suppressed using the command line option </text:span><text:span text:style-name="T25">--</text:span><text:span text:style-name="T19">ignore-existing-pid</text:span><text:span text:style-name="T42"> </text:span><text:span text:style-name="T38">or in </text:span><text:span text:style-name="T37">or in a command line --</text:span><text:span text:style-name="T18">config</text:span><text:span text:style-name="T37"> specified conf file </text:span><text:span text:style-name="T38">using the key/</text:span><text:span text:style-name="T39">value </text:span><text:span text:style-name="T19">tsd.process.pid.ignore.existing=true</text:span><text:span text:style-name="T42">.</text:span></text:p>
      <text:h text:style-name="P52" text:outline-level="3">Command Line Help Options</text:h>
      <text:p text:style-name="P9"><text:span text:style-name="T42">Th</text:span><text:span text:style-name="T44">e FatJar supports a slightly modified command line help model. </text:span><text:span text:style-name="T40">The command </text:span><text:span text:style-name="T23">help</text:span><text:span text:style-name="T40"> will print the main “menu” of options for the FatJar.</text:span></text:p>
      <text:p text:style-name="P16"/>
      <text:p text:style-name="P25">java -jar opentsdb-x.x.x.jar help</text:p>
      <text:p text:style-name="P25">Usage: java -jar [opentsdb.jar] [command] [args] </text:p>
      <text:p text:style-name="P25">Valid commands: </text:p>
      <text:p text:style-name="P25"><text:tab/>tsd: Starts a new TSDB instance </text:p>
      <text:p text:style-name="P25"><text:tab/>fsck: Searches for and optionally fixes corrupted data in a TSDB </text:p>
      <text:p text:style-name="P25"><text:tab/>import: Imports data from a file into HBase through a TSDB </text:p>
      <text:p text:style-name="P25"><text:tab/>mkmetric: Creates a new metric </text:p>
      <text:p text:style-name="P25"><text:tab/>query: Queries time series data from a TSDB </text:p>
      <text:p text:style-name="P25"><text:tab/>scan: Dumps data straight from HBase </text:p>
      <text:p text:style-name="P25"><text:tab/>uid: Provides various functions to search or modify information in the tsdb-uid table. </text:p>
      <text:p text:style-name="P25"><text:tab/>exportui: Exports the OpenTSDB UI static content </text:p>
      <text:p text:style-name="P25"/>
      <text:p text:style-name="P25"><text:tab/>Use help &lt;command&gt; for details on a command </text:p>
      <text:p text:style-name="P9"><text:span text:style-name="T45">Using </text:span><text:span text:style-name="T26">java -jar opentsdb-x.x.x.jar help &lt;command&gt;</text:span><text:span text:style-name="T45"> for all CLI tools will print the tool's existing usage message. Help for </text:span><text:span text:style-name="T26">tsd</text:span><text:span text:style-name="T45"> has a couple of additional options. Using the call above, with </text:span><text:span text:style-name="T26">tsd</text:span><text:span text:style-name="T45"> as the command, the standard usage will be printed.</text:span></text:p>
      <text:p text:style-name="P26">Help for [tsd] command </text:p>
      <text:p text:style-name="P26"/>
      <text:p text:style-name="P26"><text:s text:c="2"/>--async-io=BOOL <text:s text:c="8"/>Whether or not to use NIO or tradditional blocking IO, defaults to True </text:p>
      <text:p text:style-name="P26"><text:s text:c="2"/>--auto-metric <text:s text:c="10"/>Automatically add metrics to tsdb as they are inserted. <text:s/>Warning: this may cause unexpected metrics to be tracked </text:p>
      <text:p text:style-name="P26"><text:s text:c="2"/>--backlog=POSINT <text:s text:c="7"/>Size of connection attempt queue (default: 3072 or kernel somaxconn.) </text:p>
      <text:p text:style-name="P26"><text:s text:c="2"/>--bind=ADDR <text:s text:c="12"/>The IPv4 network address to bind to, defaults to all addresses </text:p>
      <text:p text:style-name="P26"><text:s text:c="2"/>--cachedir=DIR <text:s text:c="9"/>Directory under which to cache result of requests </text:p>
      <text:p text:style-name="P26"><text:s text:c="2"/>--config=EFILE <text:s text:c="9"/>The core config file overlayed on this default </text:p>
      <text:p text:style-name="P26"><text:s text:c="2"/>--flush-interval=POSINT Maximum time for which a new data point can be buffered in ms. (default: 1000) </text:p>
      <text:p text:style-name="P26"><text:s text:c="2"/>--help <text:s text:c="17"/>Prints the default command line usage options, or the extended if 'extended' is passed as an arg </text:p>
      <text:p text:style-name="P26"><text:s text:c="2"/>--pid-file=FILE <text:s text:c="8"/>The file to write the process PID to. Defaults to [${user.home}.tsdb/opentsdb.pid] </text:p>
      <text:p text:style-name="P26"><text:s text:c="2"/>--port=POSINT <text:s text:c="10"/>The TCP port the server will listen on </text:p>
      <text:p text:style-name="P26"><text:s text:c="2"/>--staticroot=DIR <text:s text:c="7"/>The directory where the static HTTP content is served from </text:p>
      <text:p text:style-name="P26"><text:soft-page-break/><text:s text:c="2"/>--table=TABLE <text:s text:c="10"/>The name of the time-series data table </text:p>
      <text:p text:style-name="P26"><text:s text:c="2"/>--worker-threads=POSINT Number of worker threads dedicated to Netty, defaults to # of CPUs * 2 </text:p>
      <text:p text:style-name="P26"><text:s text:c="2"/>--zkbasedir=ZPATH <text:s text:c="6"/>Path under which is the znode for the -ROOT- region (default: /hbase) </text:p>
      <text:p text:style-name="P26"><text:s text:c="2"/>--zkquorum=SPEC <text:s text:c="8"/>Specification of the ZooKeeper quorum to use (default: localhost) </text:p>
      <text:p text:style-name="P26"/>
      <text:p text:style-name="P9"><text:span text:style-name="T45">With the additional argument of the keyword </text:span><text:span text:style-name="T26">extended</text:span><text:span text:style-name="T45">, the full set of configuration options is </text:span><text:span text:style-name="T46">printed:</text:span><text:span text:style-name="T45"> </text:span></text:p>
      <text:p text:style-name="P26"/>
      <text:p text:style-name="P27">tsd extended usage: </text:p>
      <text:p text:style-name="P27"><text:s text:c="2"/>--async-io=BOOL <text:s text:c="13"/>Whether or not to use NIO or tradditional blocking IO, defaults to True </text:p>
      <text:p text:style-name="P27"><text:s text:c="2"/>--auto-metric <text:s text:c="15"/>Automatically add metrics to tsdb as they are inserted. <text:s/>Warning: this may cause unexpected metrics to be tracked </text:p>
      <text:p text:style-name="P27"><text:s text:c="2"/>--backlog=POSINT <text:s text:c="12"/>Size of connection attempt queue (default: 3072 or kernel somaxconn.) </text:p>
      <text:p text:style-name="P27"><text:s text:c="2"/>--bind=ADDR <text:s text:c="17"/>The IPv4 network address to bind to, defaults to all addresses </text:p>
      <text:p text:style-name="P27"><text:s text:c="2"/>--cachedir=DIR <text:s text:c="14"/>Directory under which to cache result of requests </text:p>
      <text:p text:style-name="P27"><text:s text:c="2"/>--config=EFILE <text:s text:c="14"/>The core config file overlayed on this default </text:p>
      <text:p text:style-name="P27"><text:s text:c="2"/>--cors-domains=LIST <text:s text:c="9"/>A coma separated list of CORS domains </text:p>
      <text:p text:style-name="P27"><text:s text:c="2"/>--enable-chunked <text:s text:c="12"/>Enables the aggregation of HTTP chunks into a single chunk </text:p>
      <text:p text:style-name="P27"><text:s text:c="2"/>--enable-compaction=BOOL <text:s text:c="4"/>Enables periodic storage compaction </text:p>
      <text:p text:style-name="P27"><text:s text:c="2"/>--enable-tree <text:s text:c="15"/>Enables TSDB Tree processing </text:p>
      <text:p text:style-name="P27"><text:s text:c="2"/>--flush-interval=POSINT <text:s text:c="5"/>Maximum time for which a new data point can be buffered in ms. (default: 1000) </text:p>
      <text:p text:style-name="P27"><text:s text:c="2"/>--help <text:s text:c="22"/>Prints the default command line usage options, or the extended if 'extended' is passed as an arg </text:p>
      <text:p text:style-name="P27"><text:s text:c="2"/>--ignore-existing-pid <text:s text:c="7"/>If true, ignores and overwrites an existing pid file on startup </text:p>
      <text:p text:style-name="P27"><text:s text:c="2"/>--include-config=FILELIST <text:s text:c="3"/>An additional config overlay useful when the --config file is fairly static </text:p>
      <text:p text:style-name="P27"><text:s text:c="2"/>--keep-alive=BOOL <text:s text:c="11"/>Determines whether or not to send keepalive packets to peers, default is true </text:p>
      <text:p text:style-name="P27"><text:s text:c="2"/>--max-chunks=POSINT <text:s text:c="9"/>The maximum number of chunks that will be aggregated </text:p>
      <text:p text:style-name="P27"><text:s text:c="2"/>--metatable=TABLE <text:s text:c="11"/>The name of the meta-data data table </text:p>
      <text:p text:style-name="P27"><text:s text:c="2"/>--no-uiexport <text:s text:c="15"/>Skips the boot time export of static UI content to tsd.http.staticroot </text:p>
      <text:p text:style-name="P27"><text:s text:c="2"/>--pid-file=FILE <text:s text:c="13"/>The file to write the process PID to. Defaults to [${user.home}.tsdb/opentsdb.pid] </text:p>
      <text:p text:style-name="P27"><text:s text:c="2"/>--plugin-path=EDIR <text:s text:c="10"/>The path where core plugins are found </text:p>
      <text:p text:style-name="P27"><text:s text:c="2"/>--port=POSINT <text:s text:c="15"/>The TCP port the server will listen on </text:p>
      <text:p text:style-name="P27"><text:s text:c="2"/>--realtime-ts <text:s text:c="15"/>Enables realtime meta data timestamps </text:p>
      <text:p text:style-name="P27"><text:s text:c="2"/>--realtime-uid <text:s text:c="14"/>Enables real time UID meta publication </text:p>
      <text:p text:style-name="P27"><text:s text:c="2"/>--reuse-address=BOOL <text:s text:c="8"/>Determines if the same socket should be used for new connections, default is true </text:p>
      <text:p text:style-name="P27"><text:s text:c="2"/>--rtplublisher-plugin=CLASS <text:s/>The class name of the RTPublisher plugin to enable </text:p>
      <text:p text:style-name="P27"><text:s text:c="2"/>--rtplublisher-plugin-enable Enables the RTPublisher plugin </text:p>
      <text:p text:style-name="P27"><text:s text:c="2"/>--search-plugin=CLASS <text:s text:c="7"/>The class name of the Search plugin to enable </text:p>
      <text:p text:style-name="P27"><text:s text:c="2"/>--search-plugin-enable <text:s text:c="6"/>Enables the Search plugin </text:p>
      <text:p text:style-name="P27"><text:s text:c="2"/>--show-stack <text:s text:c="16"/>If true, stack traces will be sent to the http client caller when an error occurs </text:p>
      <text:p text:style-name="P27"><text:s text:c="2"/>--staticroot=DIR <text:s text:c="12"/>The directory where the static HTTP content is served from </text:p>
      <text:p text:style-name="P27"><text:s text:c="2"/>--stats-canonical <text:s text:c="11"/>If true, the fully qualified host-name is used when prepending the <text:soft-page-break/>'host' tag-pair to a metric, otherwise, just the simple host name </text:p>
      <text:p text:style-name="P27"><text:s text:c="2"/>--table=TABLE <text:s text:c="15"/>The name of the time-series data table </text:p>
      <text:p text:style-name="P27"><text:s text:c="2"/>--tcp-no-delay=BOOL <text:s text:c="9"/>Enables Nagel's algorithm to reduce the number of packets sent over the network, default is true </text:p>
      <text:p text:style-name="P27"><text:s text:c="2"/>--treetable=TABLE <text:s text:c="11"/>The name of the tree data table </text:p>
      <text:p text:style-name="P27"><text:s text:c="2"/>--tsuid-incr <text:s text:c="16"/>Enables TSUID incrementing </text:p>
      <text:p text:style-name="P27"><text:s text:c="2"/>--tsuid-tracking <text:s text:c="12"/>Enables TSUID tracking </text:p>
      <text:p text:style-name="P27"><text:s text:c="2"/>--uidtable=TABLE <text:s text:c="12"/>The name of the uid <text:s/>data table </text:p>
      <text:p text:style-name="P27"><text:s text:c="2"/>--worker-threads=POSINT <text:s text:c="5"/>Number of worker threads dedicated to Netty, defaults to # of CPUs * 2 </text:p>
      <text:p text:style-name="P27"><text:s text:c="2"/>--zkbasedir=ZPATH <text:s text:c="11"/>Path under which is the znode for the -ROOT- region (default: /hbase) </text:p>
      <text:p text:style-name="P27"><text:s text:c="2"/>--zkquorum=SPEC <text:s text:c="13"/>Specification of the ZooKeeper quorum to use (default: localhost) </text:p>
      <text:p text:style-name="P33"/>
      <text:h text:style-name="P50" text:outline-level="3">Logging Configuration</text:h>
      <text:p text:style-name="P17"><text:span text:style-name="T48">The </text:span><text:span text:style-name="T27">logback.xml</text:span><text:span text:style-name="T48"> configuration packaged in the FatJar is automatically detected and loaded by Logback. The existing loggers and some additional new loggers (one for each top level </text:span><text:span text:style-name="T27">net.opentsdb</text:span><text:span text:style-name="T48"> package) are configured <text:s/>to acquire their level from system properties if defined, and default to </text:span><text:span text:style-name="T27">INFO</text:span><text:span text:style-name="T48">. The loggers look like this:</text:span></text:p>
      <text:p text:style-name="P42"/>
      <text:p text:style-name="P1"><text:span text:style-name="T50"><text:tab/></text:span><text:span text:style-name="T52">&lt;</text:span><text:span text:style-name="T54">logger</text:span><text:span text:style-name="T29"> </text:span><text:span text:style-name="T56">name</text:span><text:span text:style-name="T49">=</text:span><text:span text:style-name="T58">"org.apache.zookeeper"</text:span><text:span text:style-name="T29"> </text:span><text:span text:style-name="T56">level</text:span><text:span text:style-name="T49">=</text:span><text:span text:style-name="T58">"${zookeeper-level:-INFO}"</text:span><text:span text:style-name="T52">/&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org.hbase.async"</text:span><text:span text:style-name="T30"> </text:span><text:span text:style-name="T57">level</text:span><text:span text:style-name="T51">=</text:span><text:span text:style-name="T59">"${hasync-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com.stumbleupon.async"</text:span><text:span text:style-name="T30"> </text:span><text:span text:style-name="T57">level</text:span><text:span text:style-name="T51">=</text:span><text:span text:style-name="T59">"${async-level:-INFO}"</text:span><text:span text:style-name="T53">/&gt;</text:span></text:p>
      <text:p text:style-name="P6"><text:span text:style-name="T51"><text:tab/></text:span><text:span text:style-name="T60">&lt;!-- </text:span></text:p>
      <text:p text:style-name="P36"><text:tab/><text:tab/>A logger for each top level opentsdb package </text:p>
      <text:p text:style-name="P36"><text:tab/><text:tab/>so we can configure them from the commnd line</text:p>
      <text:p text:style-name="P36"><text:tab/>--&gt;</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core"</text:span><text:span text:style-name="T30"> </text:span><text:span text:style-name="T57">level</text:span><text:span text:style-name="T51">=</text:span><text:span text:style-name="T59">"${core-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graph"</text:span><text:span text:style-name="T30"> </text:span><text:span text:style-name="T57">level</text:span><text:span text:style-name="T51">=</text:span><text:span text:style-name="T59">"${graph-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meta"</text:span><text:span text:style-name="T30"> </text:span><text:span text:style-name="T57">level</text:span><text:span text:style-name="T51">=</text:span><text:span text:style-name="T59">"${meta-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search"</text:span><text:span text:style-name="T30"> </text:span><text:span text:style-name="T57">level</text:span><text:span text:style-name="T51">=</text:span><text:span text:style-name="T59">"${search-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stats"</text:span><text:span text:style-name="T30"> </text:span><text:span text:style-name="T57">level</text:span><text:span text:style-name="T51">=</text:span><text:span text:style-name="T59">"${stats-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tools"</text:span><text:span text:style-name="T30"> </text:span><text:span text:style-name="T57">level</text:span><text:span text:style-name="T51">=</text:span><text:span text:style-name="T59">"${tools-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tree"</text:span><text:span text:style-name="T30"> </text:span><text:span text:style-name="T57">level</text:span><text:span text:style-name="T51">=</text:span><text:span text:style-name="T59">"${tree-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tsd"</text:span><text:span text:style-name="T30"> </text:span><text:span text:style-name="T57">level</text:span><text:span text:style-name="T51">=</text:span><text:span text:style-name="T59">"${tsd-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uid"</text:span><text:span text:style-name="T30"> </text:span><text:span text:style-name="T57">level</text:span><text:span text:style-name="T51">=</text:span><text:span text:style-name="T59">"${uid-level:-INFO}"</text:span><text:span text:style-name="T53">/&gt;</text:span></text:p>
      <text:p text:style-name="P6"><text:span text:style-name="T51"><text:tab/></text:span><text:span text:style-name="T53">&lt;</text:span><text:span text:style-name="T55">logger</text:span><text:span text:style-name="T30"> </text:span><text:span text:style-name="T57">name</text:span><text:span text:style-name="T51">=</text:span><text:span text:style-name="T59">"net.opentsdb.utils"</text:span><text:span text:style-name="T30"> </text:span><text:span text:style-name="T57">level</text:span><text:span text:style-name="T51">=</text:span><text:span text:style-name="T59">"${utils-level:-INFO}"</text:span><text:span text:style-name="T53">/&gt;</text:span><text:span text:style-name="T51"> <text:s/></text:span></text:p>
      <text:p text:style-name="P42"/>
      <text:p text:style-name="P42">With this configuration, individual package level loggers can be overriden on the command line at boot time. For example:</text:p>
      <text:p text:style-name="P40">java -Dtools-level=DEBUG -Dtsd-level=DEBUG -jar opentsdb-x.x.x.jar tsd</text:p>
      <text:p text:style-name="P42"/>
      <text:h text:style-name="P53" text:outline-level="3">Configuration Adaptive Value <text:span text:style-name="T61">Expressions</text:span></text:h>
      <text:p text:style-name="P9"><text:span text:style-name="T1">Since </text:span><text:span text:style-name="T28">ConfigArgP</text:span><text:span text:style-name="T1"> and </text:span><text:span text:style-name="T28">opentsdb.conf.json</text:span><text:span text:style-name="T1"> attempt to provide default values for all known configuration items, there are cases where some dynamic discovery is required. The </text:span><text:span text:style-name="T28">ConfigArgP </text:span><text:span text:style-name="T1">JSON processor provides runtime evaluation of two different types of expressions which are supported in the built in <text:s/></text:span><text:span text:style-name="T28">opentsdb.conf.json</text:span><text:span text:style-name="T1">as well as command line provided –</text:span><text:span text:style-name="T28">config</text:span><text:span text:style-name="T1"> files.</text:span></text:p>
      <text:p text:style-name="P9"><text:span text:style-name="T62">System Property Tokens</text:span><text:span text:style-name="T1">: <text:s/>Values matching, or containing the pattern </text:span><text:span text:style-name="T28">${&lt;name&gt;[:&lt;default&gt;]}</text:span><text:span text:style-name="T1">, the pattern will be substituted with the System property with the key of </text:span><text:span text:style-name="T28">&lt;name&gt;</text:span><text:span text:style-name="T1">. If </text:span><text:span text:style-name="T28">&lt;name&gt;</text:span><text:span text:style-name="T1"> is not decoded as a System Property, the same value, but with any dots ('.') replaced with underscores ('_') is used to retrieve an </text:span><text:soft-page-break/><text:span text:style-name="T28">environmental variable</text:span><text:span text:style-name="T1">. Failing that, if a default value is supplied, that value will be returned. For example, consider the expression </text:span><text:span text:style-name="T28">${widget.cache.dir:/tmp}</text:span><text:span text:style-name="T1">:</text:span></text:p>
      <text:list xml:id="list4076004299073519458" text:style-name="L4">
        <text:list-item>
          <text:p text:style-name="P43"><text:span text:style-name="T1">If the System Property </text:span><text:span text:style-name="T28">widget.cache.dir </text:span><text:span text:style-name="T1">can be resolved, the value will be interpreted as the value of the system property. If not....</text:span></text:p>
        </text:list-item>
        <text:list-item>
          <text:p text:style-name="P43"><text:span text:style-name="T1">If the Environmental Variable <text:s/></text:span><text:span text:style-name="T28">widget_cache_dir </text:span><text:span text:style-name="T1">can be resolved, the value will be interpreted as the value of the environmental variable. If not...</text:span></text:p>
        </text:list-item>
        <text:list-item>
          <text:p text:style-name="P43"><text:span text:style-name="T1">The value </text:span><text:span text:style-name="T28">/tmp</text:span><text:span text:style-name="T1"> will be used. If a default was not defined....</text:span></text:p>
        </text:list-item>
        <text:list-item>
          <text:p text:style-name="P44">The configuration would fail.</text:p>
        </text:list-item>
      </text:list>
      <text:p text:style-name="P18"/>
      <text:p text:style-name="P9"><text:span text:style-name="T1">A real example from </text:span><text:span text:style-name="T28">opentsdb.conf.json</text:span><text:span text:style-name="T1"> is the default location of the TSDB PID File:</text:span></text:p>
      <text:p text:style-name="P23">${user.home}/.tsdb/opentsdb.pid</text:p>
      <text:p text:style-name="P19"/>
      <text:p text:style-name="P9"><text:span text:style-name="T62">JavaScript Snippets</text:span><text:span text:style-name="T1">: <text:s/>Values matching, or containing the pattern </text:span><text:span text:style-name="T28">$[&lt;expression&gt;]</text:span><text:span text:style-name="T1">, the pattern will be evaluated as JavaScript snippets.This is useful when some procedural routine must be performed to determine the correcyt default value in accordance with the environment the TSDB is running in. </text:span></text:p>
      <text:p text:style-name="P9"><text:span text:style-name="T1">A real example from </text:span><text:span text:style-name="T28">opentsdb.conf.json</text:span><text:span text:style-name="T1"> is the default number of worker threads:</text:span></text:p>
      <text:p text:style-name="P24"><text:span text:style-name="T1">$[(Integer)(cores * 2)] <text:s text:c="3"/></text:span><text:span text:style-name="T63">// </text:span><text:span text:style-name="T64">JS Math returns doubles....</text:span></text:p>
      <text:p text:style-name="P9"><text:span text:style-name="T1">In order to support an arbitrary symbol like </text:span><text:span text:style-name="T28">cores</text:span><text:span text:style-name="T1">, the “</text:span><text:span text:style-name="T65">bindngs</text:span><text:span text:style-name="T1">” key of the <text:s/></text:span><text:span text:style-name="T28">opentsdb.conf.json</text:span><text:span text:style-name="T1"> is evaluated to create these bindings. Supporting the example above:</text:span></text:p>
      <text:p text:style-name="P3">"bindings" : [ </text:p>
      <text:p text:style-name="P8"><text:tab/>"importPackage(Packages.java.lang);",</text:p>
      <text:p text:style-name="P8"><text:tab/>"var cores = Runtime.getRuntime().availableProcessors();",</text:p>
      <text:p text:style-name="P8"><text:tab/>"var maxheap = Runtime.getRuntime().maxMemory();"</text:p>
      <text:p text:style-name="P8">]</text:p>
      <text:p text:style-name="P18"/>
      <text:p text:style-name="P9"><text:span text:style-name="T1">The </text:span><text:span text:style-name="T2">intent of these evaluators is to provide flexible, expressive and adaptable configuration values without requiring custom code in the core source to handle individual discovery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Arial" svg:font-family="Arial, sans-serif"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s Whitehead</meta:initial-creator>
    <meta:creation-date>2014-02-04T18:05:35</meta:creation-date>
    <dc:date>2014-02-04T18:07:34</dc:date>
    <dc:creator>Nicholas Whitehead</dc:creator>
    <meta:editing-duration>PT1M29S</meta:editing-duration>
    <meta:editing-cycles>3</meta:editing-cycles>
    <meta:generator>LibreOffice/4.0.2.2$Linux_X86_64 LibreOffice_project/400m0$Build-2</meta:generator>
    <meta:document-statistic meta:table-count="1" meta:image-count="0" meta:object-count="0" meta:page-count="7" meta:paragraph-count="223" meta:word-count="2500" meta:character-count="17646" meta:non-whitespace-character-count="14609"/>
  </office:meta>
</office:document-meta>
</file>